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Bea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skBean.getTas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Bean.Task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sk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Bean.setAssignedTo( String m_assigned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Bean.addComment( TaskCommentBean tc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Bean.setTaskName( String m_tas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Bean.setComments( Lis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skBean.getAssigned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Bean.getCom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